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ization of Genetic Algorithm for a Reversi AI</text:p>
      <text:p text:style-name="P1">By Dillon Yeh and John Kosowsky</text:p>
      <text:p text:style-name="P1"/>
      <text:p text:style-name="P1">Abstract</text:p>
      <text:p text:style-name="P1"/>
      <text:p text:style-name="Standard"><text:tab/>A genetic algorithm is a search heuristic designed to mimic natural selection. The process of finding the most valuable solution using genetic algorithms often requires several generations of individual chromosomes. This is where the use of parallel programming becomes very useful tool in the creation and testing of each new generation. Our objective was to find an AI that could play the game Reversi using genetic algorithms more quickly by parallelizing the entire process. The task was carried out by creating each AI, simulating their game and using the results of each game as a means to finding the most capable AI. The project was parallelized using Java threads, and Java's <text:s/>MPI libraries. Java was also used to create, encode, test each AI as well as creating each new generation. The genetic algorithm encoded values that served as weights for each space on the game board which would determine the choices each AI would make in order to win. Choosing the population size and number of generations was important to finding a most valuable AI. The parallelization of the total process had increased the speed at which each AI was created, tested and reproduced. This shows that parallelization of genetic algorithms allows solutions to be found more quickly, but more importantly, the increased speed through parallelization allowed us to explore more possible solutions in the same time it would taken a serial genetic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lon Yeh</meta:initial-creator>
    <meta:creation-date>2015-04-16T16:43:25</meta:creation-date>
    <dc:date>2015-04-16T17:22:33</dc:date>
    <dc:creator>Dillon Yeh</dc:creator>
    <meta:editing-duration>PT8M48S</meta:editing-duration>
    <meta:editing-cycles>1</meta:editing-cycles>
    <meta:document-statistic meta:table-count="0" meta:image-count="0" meta:object-count="0" meta:page-count="1" meta:paragraph-count="4" meta:word-count="249" meta:character-count="1537" meta:non-whitespace-character-count="1288"/>
    <meta:generator>LibreOffice/3.5$Linux_X86_64 LibreOffice_project/350m1$Build-2</meta:generator>
  </office:meta>
</office:document-meta>
</file>